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68.29pt"/>
    </style:style>
    <style:style style:name="co3" style:family="table-column">
      <style:table-column-properties fo:break-before="auto" style:column-width="495.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rang_20_tính1">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d966"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fo:background-color="#ffd966"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rang tính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1020" table:default-cell-style-name="Default"/>
        <table:table-row table:style-name="ro1">
          <table:table-cell/>
          <table:table-cell table:style-name="ce3" office:value-type="string" calcext:value-type="string">
            <text:p>latitude</text:p>
          </table:table-cell>
          <table:table-cell table:style-name="ce3" office:value-type="string" calcext:value-type="string">
            <text:p>longitude</text:p>
          </table:table-cell>
          <table:table-cell table:style-name="ce1" office:value-type="string" calcext:value-type="string">
            <text:p>Google DIstance Formulars result</text:p>
          </table:table-cell>
          <table:table-cell table:style-name="ce1" office:value-type="string" calcext:value-type="string">
            <text:p>Reuslt as Text (can be varried as google algorithm is changging everyday)</text:p>
          </table:table-cell>
          <table:table-cell table:number-columns-repeated="5"/>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table:number-columns-repeated="20"/>
          <table:table-cell table:number-columns-repeated="963"/>
        </table:table-row>
        <table:table-row table:style-name="ro1">
          <table:table-cell table:style-name="ce1" office:value-type="float" office:value="0" calcext:value-type="float">
            <text:p>0</text:p>
          </table:table-cell>
          <table:table-cell table:style-name="ce4" office:value-type="string" calcext:value-type="string">
            <text:p>10.82536575</text:p>
          </table:table-cell>
          <table:table-cell table:style-name="ce4" office:value-type="string" calcext:value-type="string">
            <text:p>106.6350135</text:p>
          </table:table-cell>
          <table:table-cell table:style-name="ce7" table:formula="of:=googlemaps_reversegeocode([.B2];[.C2])" office:value-type="string" office:string-value="" calcext:value-type="error">
            <text:p>#NAME?</text:p>
          </table:table-cell>
          <table:table-cell table:style-name="ce10" office:value-type="string" calcext:value-type="string">
            <text:p>60 Hoàng Bật Đạt, Phường 15, Tân Bình, Thành phố Hồ Chí Minh, Vietnam</text:p>
          </table:table-cell>
          <table:table-cell table:number-columns-repeated="4"/>
          <table:table-cell table:style-name="ce1" office:value-type="float" office:value="0" calcext:value-type="float">
            <text:p>0</text:p>
          </table:table-cell>
          <table:table-cell table:style-name="ce10" table:formula="of:=googlemaps_distance(INDEX([.$E$2:.$E$32];[.K$1]+1;1);INDEX([.$E$2:.$E$32];[.$J2]+1;1);&quot;driving&quot;)" office:value-type="string" office:string-value="" calcext:value-type="error">
            <text:p>#NAME?</text:p>
          </table:table-cell>
          <table:table-cell table:style-name="ce10" table:formula="of:=googlemaps_distance(INDEX([.$E$2:.$E$32];[.L$1]+1;1);INDEX([.$E$2:.$E$32];[.$J2]+1;1);&quot;driving&quot;)" office:value-type="string" office:string-value="" calcext:value-type="error">
            <text:p>#NAME?</text:p>
          </table:table-cell>
          <table:table-cell table:style-name="ce10" table:formula="of:=googlemaps_distance(INDEX([.$E$2:.$E$32];[.M$1]+1;1);INDEX([.$E$2:.$E$32];[.$J2]+1;1);&quot;driving&quot;)" office:value-type="string" office:string-value="" calcext:value-type="error">
            <text:p>#NAME?</text:p>
          </table:table-cell>
          <table:table-cell table:style-name="ce10" table:formula="of:=googlemaps_distance(INDEX([.$E$2:.$E$32];[.N$1]+1;1);INDEX([.$E$2:.$E$32];[.$J2]+1;1);&quot;driving&quot;)" office:value-type="string" office:string-value="" calcext:value-type="error">
            <text:p>#NAME?</text:p>
          </table:table-cell>
          <table:table-cell table:style-name="ce10" table:formula="of:=googlemaps_distance(INDEX([.$E$2:.$E$32];[.O$1]+1;1);INDEX([.$E$2:.$E$32];[.$J2]+1;1);&quot;driving&quot;)" office:value-type="string" office:string-value="" calcext:value-type="error">
            <text:p>#NAME?</text:p>
          </table:table-cell>
          <table:table-cell table:style-name="ce10" table:formula="of:=googlemaps_distance(INDEX([.$E$2:.$E$32];[.P$1]+1;1);INDEX([.$E$2:.$E$32];[.$J2]+1;1);&quot;driving&quot;)" office:value-type="string" office:string-value="" calcext:value-type="error">
            <text:p>#NAME?</text:p>
          </table:table-cell>
          <table:table-cell table:style-name="ce10" table:formula="of:=googlemaps_distance(INDEX([.$E$2:.$E$32];[.Q$1]+1;1);INDEX([.$E$2:.$E$32];[.$J2]+1;1);&quot;driving&quot;)" office:value-type="string" office:string-value="" calcext:value-type="error">
            <text:p>#NAME?</text:p>
          </table:table-cell>
          <table:table-cell table:style-name="ce10" table:formula="of:=googlemaps_distance(INDEX([.$E$2:.$E$32];[.R$1]+1;1);INDEX([.$E$2:.$E$32];[.$J2]+1;1);&quot;driving&quot;)" office:value-type="string" office:string-value="" calcext:value-type="error">
            <text:p>#NAME?</text:p>
          </table:table-cell>
          <table:table-cell table:style-name="ce10" table:formula="of:=googlemaps_distance(INDEX([.$E$2:.$E$32];[.S$1]+1;1);INDEX([.$E$2:.$E$32];[.$J2]+1;1);&quot;driving&quot;)" office:value-type="string" office:string-value="" calcext:value-type="error">
            <text:p>#NAME?</text:p>
          </table:table-cell>
          <table:table-cell table:style-name="ce10" table:formula="of:=googlemaps_distance(INDEX([.$E$2:.$E$32];[.T$1]+1;1);INDEX([.$E$2:.$E$32];[.$J2]+1;1);&quot;driving&quot;)" office:value-type="string" office:string-value="" calcext:value-type="error">
            <text:p>#NAME?</text:p>
          </table:table-cell>
          <table:table-cell table:style-name="ce10" table:formula="of:=googlemaps_distance(INDEX([.$E$2:.$E$32];[.U$1]+1;1);INDEX([.$E$2:.$E$32];[.$J2]+1;1);&quot;driving&quot;)" office:value-type="string" office:string-value="" calcext:value-type="error">
            <text:p>#NAME?</text:p>
          </table:table-cell>
          <table:table-cell table:style-name="ce10" table:formula="of:=googlemaps_distance(INDEX([.$E$2:.$E$32];[.V$1]+1;1);INDEX([.$E$2:.$E$32];[.$J2]+1;1);&quot;driving&quot;)" office:value-type="string" office:string-value="" calcext:value-type="error">
            <text:p>#NAME?</text:p>
          </table:table-cell>
          <table:table-cell table:number-columns-repeated="6"/>
          <table:table-cell table:style-name="ce10"/>
          <table:table-cell/>
          <table:table-cell table:style-name="ce10"/>
          <table:table-cell table:style-name="ce1"/>
          <table:table-cell table:style-name="ce10" table:number-columns-repeated="9"/>
          <table:table-cell table:number-columns-repeated="983"/>
        </table:table-row>
        <table:table-row table:style-name="ro1">
          <table:table-cell table:style-name="ce1" office:value-type="float" office:value="1" calcext:value-type="float">
            <text:p>1</text:p>
          </table:table-cell>
          <table:table-cell table:style-name="ce4" office:value-type="string" calcext:value-type="string">
            <text:p>10.78753453</text:p>
          </table:table-cell>
          <table:table-cell table:style-name="ce4" office:value-type="string" calcext:value-type="string">
            <text:p>106.64715</text:p>
          </table:table-cell>
          <table:table-cell table:style-name="ce7" table:formula="of:=googlemaps_reversegeocode([.B3];[.C3])" office:value-type="string" office:string-value="" calcext:value-type="error">
            <text:p>#NAME?</text:p>
          </table:table-cell>
          <table:table-cell table:style-name="ce10" office:value-type="string" calcext:value-type="string">
            <text:p>210 Đường Hồng Lạc, Phường 11, Tân Bình, Thành phố Hồ Chí Minh, Vietnam</text:p>
          </table:table-cell>
          <table:table-cell table:number-columns-repeated="4"/>
          <table:table-cell table:style-name="ce1" office:value-type="float" office:value="1" calcext:value-type="float">
            <text:p>1</text:p>
          </table:table-cell>
          <table:table-cell table:style-name="ce10" table:formula="of:=googlemaps_distance(INDEX([.$E$2:.$E$32];[.K$1]+1;1);INDEX([.$E$2:.$E$32];[.$J3]+1;1);&quot;driving&quot;)" office:value-type="string" office:string-value="" calcext:value-type="error">
            <text:p>#NAME?</text:p>
          </table:table-cell>
          <table:table-cell table:style-name="ce10" table:formula="of:=googlemaps_distance(INDEX([.$E$2:.$E$32];[.L$1]+1;1);INDEX([.$E$2:.$E$32];[.$J3]+1;1);&quot;driving&quot;)" office:value-type="string" office:string-value="" calcext:value-type="error">
            <text:p>#NAME?</text:p>
          </table:table-cell>
          <table:table-cell table:style-name="ce10" table:formula="of:=googlemaps_distance(INDEX([.$E$2:.$E$32];[.M$1]+1;1);INDEX([.$E$2:.$E$32];[.$J3]+1;1);&quot;driving&quot;)" office:value-type="string" office:string-value="" calcext:value-type="error">
            <text:p>#NAME?</text:p>
          </table:table-cell>
          <table:table-cell table:style-name="ce10" table:formula="of:=googlemaps_distance(INDEX([.$E$2:.$E$32];[.N$1]+1;1);INDEX([.$E$2:.$E$32];[.$J3]+1;1);&quot;driving&quot;)" office:value-type="string" office:string-value="" calcext:value-type="error">
            <text:p>#NAME?</text:p>
          </table:table-cell>
          <table:table-cell table:style-name="ce10" table:formula="of:=googlemaps_distance(INDEX([.$E$2:.$E$32];[.O$1]+1;1);INDEX([.$E$2:.$E$32];[.$J3]+1;1);&quot;driving&quot;)" office:value-type="string" office:string-value="" calcext:value-type="error">
            <text:p>#NAME?</text:p>
          </table:table-cell>
          <table:table-cell table:style-name="ce10" table:formula="of:=googlemaps_distance(INDEX([.$E$2:.$E$32];[.P$1]+1;1);INDEX([.$E$2:.$E$32];[.$J3]+1;1);&quot;driving&quot;)" office:value-type="string" office:string-value="" calcext:value-type="error">
            <text:p>#NAME?</text:p>
          </table:table-cell>
          <table:table-cell table:style-name="ce10" table:formula="of:=googlemaps_distance(INDEX([.$E$2:.$E$32];[.Q$1]+1;1);INDEX([.$E$2:.$E$32];[.$J3]+1;1);&quot;driving&quot;)" office:value-type="string" office:string-value="" calcext:value-type="error">
            <text:p>#NAME?</text:p>
          </table:table-cell>
          <table:table-cell table:style-name="ce10" table:formula="of:=googlemaps_distance(INDEX([.$E$2:.$E$32];[.R$1]+1;1);INDEX([.$E$2:.$E$32];[.$J3]+1;1);&quot;driving&quot;)" office:value-type="string" office:string-value="" calcext:value-type="error">
            <text:p>#NAME?</text:p>
          </table:table-cell>
          <table:table-cell table:style-name="ce10" table:formula="of:=googlemaps_distance(INDEX([.$E$2:.$E$32];[.S$1]+1;1);INDEX([.$E$2:.$E$32];[.$J3]+1;1);&quot;driving&quot;)" office:value-type="string" office:string-value="" calcext:value-type="error">
            <text:p>#NAME?</text:p>
          </table:table-cell>
          <table:table-cell table:style-name="ce10" table:formula="of:=googlemaps_distance(INDEX([.$E$2:.$E$32];[.T$1]+1;1);INDEX([.$E$2:.$E$32];[.$J3]+1;1);&quot;driving&quot;)" office:value-type="string" office:string-value="" calcext:value-type="error">
            <text:p>#NAME?</text:p>
          </table:table-cell>
          <table:table-cell table:style-name="ce10" table:formula="of:=googlemaps_distance(INDEX([.$E$2:.$E$32];[.U$1]+1;1);INDEX([.$E$2:.$E$32];[.$J3]+1;1);&quot;driving&quot;)" office:value-type="string" office:string-value="" calcext:value-type="error">
            <text:p>#NAME?</text:p>
          </table:table-cell>
          <table:table-cell table:style-name="ce10" table:formula="of:=googlemaps_distance(INDEX([.$E$2:.$E$32];[.V$1]+1;1);INDEX([.$E$2:.$E$32];[.$J3]+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2" calcext:value-type="float">
            <text:p>2</text:p>
          </table:table-cell>
          <table:table-cell table:style-name="ce4" office:value-type="string" calcext:value-type="string">
            <text:p>10.79536637</text:p>
          </table:table-cell>
          <table:table-cell table:style-name="ce4" office:value-type="string" calcext:value-type="string">
            <text:p>106.6405646</text:p>
          </table:table-cell>
          <table:table-cell table:style-name="ce7" table:formula="of:=googlemaps_reversegeocode([.B4];[.C4])" office:value-type="string" office:string-value="" calcext:value-type="error">
            <text:p>#NAME?</text:p>
          </table:table-cell>
          <table:table-cell table:style-name="ce10" office:value-type="string" calcext:value-type="string">
            <text:p>126 Trương Công Định, Phường 13, Tân Bình, Thành phố Hồ Chí Minh, Vietnam</text:p>
          </table:table-cell>
          <table:table-cell table:number-columns-repeated="4"/>
          <table:table-cell table:style-name="ce1" office:value-type="float" office:value="2" calcext:value-type="float">
            <text:p>2</text:p>
          </table:table-cell>
          <table:table-cell table:style-name="ce10" table:formula="of:=googlemaps_distance(INDEX([.$E$2:.$E$32];[.K$1]+1;1);INDEX([.$E$2:.$E$32];[.$J4]+1;1);&quot;driving&quot;)" office:value-type="string" office:string-value="" calcext:value-type="error">
            <text:p>#NAME?</text:p>
          </table:table-cell>
          <table:table-cell table:style-name="ce10" table:formula="of:=googlemaps_distance(INDEX([.$E$2:.$E$32];[.L$1]+1;1);INDEX([.$E$2:.$E$32];[.$J4]+1;1);&quot;driving&quot;)" office:value-type="string" office:string-value="" calcext:value-type="error">
            <text:p>#NAME?</text:p>
          </table:table-cell>
          <table:table-cell table:style-name="ce10" table:formula="of:=googlemaps_distance(INDEX([.$E$2:.$E$32];[.M$1]+1;1);INDEX([.$E$2:.$E$32];[.$J4]+1;1);&quot;driving&quot;)" office:value-type="string" office:string-value="" calcext:value-type="error">
            <text:p>#NAME?</text:p>
          </table:table-cell>
          <table:table-cell table:style-name="ce10" table:formula="of:=googlemaps_distance(INDEX([.$E$2:.$E$32];[.N$1]+1;1);INDEX([.$E$2:.$E$32];[.$J4]+1;1);&quot;driving&quot;)" office:value-type="string" office:string-value="" calcext:value-type="error">
            <text:p>#NAME?</text:p>
          </table:table-cell>
          <table:table-cell table:style-name="ce10" table:formula="of:=googlemaps_distance(INDEX([.$E$2:.$E$32];[.O$1]+1;1);INDEX([.$E$2:.$E$32];[.$J4]+1;1);&quot;driving&quot;)" office:value-type="string" office:string-value="" calcext:value-type="error">
            <text:p>#NAME?</text:p>
          </table:table-cell>
          <table:table-cell table:style-name="ce10" table:formula="of:=googlemaps_distance(INDEX([.$E$2:.$E$32];[.P$1]+1;1);INDEX([.$E$2:.$E$32];[.$J4]+1;1);&quot;driving&quot;)" office:value-type="string" office:string-value="" calcext:value-type="error">
            <text:p>#NAME?</text:p>
          </table:table-cell>
          <table:table-cell table:style-name="ce10" table:formula="of:=googlemaps_distance(INDEX([.$E$2:.$E$32];[.Q$1]+1;1);INDEX([.$E$2:.$E$32];[.$J4]+1;1);&quot;driving&quot;)" office:value-type="string" office:string-value="" calcext:value-type="error">
            <text:p>#NAME?</text:p>
          </table:table-cell>
          <table:table-cell table:style-name="ce10" table:formula="of:=googlemaps_distance(INDEX([.$E$2:.$E$32];[.R$1]+1;1);INDEX([.$E$2:.$E$32];[.$J4]+1;1);&quot;driving&quot;)" office:value-type="string" office:string-value="" calcext:value-type="error">
            <text:p>#NAME?</text:p>
          </table:table-cell>
          <table:table-cell table:style-name="ce10" table:formula="of:=googlemaps_distance(INDEX([.$E$2:.$E$32];[.S$1]+1;1);INDEX([.$E$2:.$E$32];[.$J4]+1;1);&quot;driving&quot;)" office:value-type="string" office:string-value="" calcext:value-type="error">
            <text:p>#NAME?</text:p>
          </table:table-cell>
          <table:table-cell table:style-name="ce10" table:formula="of:=googlemaps_distance(INDEX([.$E$2:.$E$32];[.T$1]+1;1);INDEX([.$E$2:.$E$32];[.$J4]+1;1);&quot;driving&quot;)" office:value-type="string" office:string-value="" calcext:value-type="error">
            <text:p>#NAME?</text:p>
          </table:table-cell>
          <table:table-cell table:style-name="ce10" table:formula="of:=googlemaps_distance(INDEX([.$E$2:.$E$32];[.U$1]+1;1);INDEX([.$E$2:.$E$32];[.$J4]+1;1);&quot;driving&quot;)" office:value-type="string" office:string-value="" calcext:value-type="error">
            <text:p>#NAME?</text:p>
          </table:table-cell>
          <table:table-cell table:style-name="ce10" table:formula="of:=googlemaps_distance(INDEX([.$E$2:.$E$32];[.V$1]+1;1);INDEX([.$E$2:.$E$32];[.$J4]+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3" calcext:value-type="float">
            <text:p>3</text:p>
          </table:table-cell>
          <table:table-cell table:style-name="ce4" office:value-type="string" calcext:value-type="string">
            <text:p>10.79321891</text:p>
          </table:table-cell>
          <table:table-cell table:style-name="ce4" office:value-type="string" calcext:value-type="string">
            <text:p>106.6653241</text:p>
          </table:table-cell>
          <table:table-cell table:style-name="ce7" table:formula="of:=googlemaps_reversegeocode([.B5];[.C5])" office:value-type="string" office:string-value="" calcext:value-type="error">
            <text:p>#NAME?</text:p>
          </table:table-cell>
          <table:table-cell table:style-name="ce10" office:value-type="string" calcext:value-type="string">
            <text:p>229/6A Bùi Thị Xuân, Phường 1, Tân Bình, Thành phố Hồ Chí Minh, Vietnam</text:p>
          </table:table-cell>
          <table:table-cell table:number-columns-repeated="4"/>
          <table:table-cell table:style-name="ce1" office:value-type="float" office:value="3" calcext:value-type="float">
            <text:p>3</text:p>
          </table:table-cell>
          <table:table-cell table:style-name="ce10" table:formula="of:=googlemaps_distance(INDEX([.$E$2:.$E$32];[.K$1]+1;1);INDEX([.$E$2:.$E$32];[.$J5]+1;1);&quot;driving&quot;)" office:value-type="string" office:string-value="" calcext:value-type="error">
            <text:p>#NAME?</text:p>
          </table:table-cell>
          <table:table-cell table:style-name="ce10" table:formula="of:=googlemaps_distance(INDEX([.$E$2:.$E$32];[.L$1]+1;1);INDEX([.$E$2:.$E$32];[.$J5]+1;1);&quot;driving&quot;)" office:value-type="string" office:string-value="" calcext:value-type="error">
            <text:p>#NAME?</text:p>
          </table:table-cell>
          <table:table-cell table:style-name="ce10" table:formula="of:=googlemaps_distance(INDEX([.$E$2:.$E$32];[.M$1]+1;1);INDEX([.$E$2:.$E$32];[.$J5]+1;1);&quot;driving&quot;)" office:value-type="string" office:string-value="" calcext:value-type="error">
            <text:p>#NAME?</text:p>
          </table:table-cell>
          <table:table-cell table:style-name="ce10" table:formula="of:=googlemaps_distance(INDEX([.$E$2:.$E$32];[.N$1]+1;1);INDEX([.$E$2:.$E$32];[.$J5]+1;1);&quot;driving&quot;)" office:value-type="string" office:string-value="" calcext:value-type="error">
            <text:p>#NAME?</text:p>
          </table:table-cell>
          <table:table-cell table:style-name="ce10" table:formula="of:=googlemaps_distance(INDEX([.$E$2:.$E$32];[.O$1]+1;1);INDEX([.$E$2:.$E$32];[.$J5]+1;1);&quot;driving&quot;)" office:value-type="string" office:string-value="" calcext:value-type="error">
            <text:p>#NAME?</text:p>
          </table:table-cell>
          <table:table-cell table:style-name="ce10" table:formula="of:=googlemaps_distance(INDEX([.$E$2:.$E$32];[.P$1]+1;1);INDEX([.$E$2:.$E$32];[.$J5]+1;1);&quot;driving&quot;)" office:value-type="string" office:string-value="" calcext:value-type="error">
            <text:p>#NAME?</text:p>
          </table:table-cell>
          <table:table-cell table:style-name="ce10" table:formula="of:=googlemaps_distance(INDEX([.$E$2:.$E$32];[.Q$1]+1;1);INDEX([.$E$2:.$E$32];[.$J5]+1;1);&quot;driving&quot;)" office:value-type="string" office:string-value="" calcext:value-type="error">
            <text:p>#NAME?</text:p>
          </table:table-cell>
          <table:table-cell table:style-name="ce10" table:formula="of:=googlemaps_distance(INDEX([.$E$2:.$E$32];[.R$1]+1;1);INDEX([.$E$2:.$E$32];[.$J5]+1;1);&quot;driving&quot;)" office:value-type="string" office:string-value="" calcext:value-type="error">
            <text:p>#NAME?</text:p>
          </table:table-cell>
          <table:table-cell table:style-name="ce10" table:formula="of:=googlemaps_distance(INDEX([.$E$2:.$E$32];[.S$1]+1;1);INDEX([.$E$2:.$E$32];[.$J5]+1;1);&quot;driving&quot;)" office:value-type="string" office:string-value="" calcext:value-type="error">
            <text:p>#NAME?</text:p>
          </table:table-cell>
          <table:table-cell table:style-name="ce10" table:formula="of:=googlemaps_distance(INDEX([.$E$2:.$E$32];[.T$1]+1;1);INDEX([.$E$2:.$E$32];[.$J5]+1;1);&quot;driving&quot;)" office:value-type="string" office:string-value="" calcext:value-type="error">
            <text:p>#NAME?</text:p>
          </table:table-cell>
          <table:table-cell table:style-name="ce10" table:formula="of:=googlemaps_distance(INDEX([.$E$2:.$E$32];[.U$1]+1;1);INDEX([.$E$2:.$E$32];[.$J5]+1;1);&quot;driving&quot;)" office:value-type="string" office:string-value="" calcext:value-type="error">
            <text:p>#NAME?</text:p>
          </table:table-cell>
          <table:table-cell table:style-name="ce10" table:formula="of:=googlemaps_distance(INDEX([.$E$2:.$E$32];[.V$1]+1;1);INDEX([.$E$2:.$E$32];[.$J5]+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4" calcext:value-type="float">
            <text:p>4</text:p>
          </table:table-cell>
          <table:table-cell table:style-name="ce4" office:value-type="string" calcext:value-type="string">
            <text:p>10.78833039</text:p>
          </table:table-cell>
          <table:table-cell table:style-name="ce4" office:value-type="string" calcext:value-type="string">
            <text:p>106.6410241</text:p>
          </table:table-cell>
          <table:table-cell table:style-name="ce7" table:formula="of:=googlemaps_reversegeocode([.B6];[.C6])" office:value-type="string" office:string-value="" calcext:value-type="error">
            <text:p>#NAME?</text:p>
          </table:table-cell>
          <table:table-cell table:style-name="ce10" office:value-type="string" calcext:value-type="string">
            <text:p>724 Âu Cơ, Phường 13, Tân Bình, Thành phố Hồ Chí Minh, Vietnam</text:p>
          </table:table-cell>
          <table:table-cell table:number-columns-repeated="4"/>
          <table:table-cell table:style-name="ce1" office:value-type="float" office:value="4" calcext:value-type="float">
            <text:p>4</text:p>
          </table:table-cell>
          <table:table-cell table:style-name="ce10" table:formula="of:=googlemaps_distance(INDEX([.$E$2:.$E$32];[.K$1]+1;1);INDEX([.$E$2:.$E$32];[.$J6]+1;1);&quot;driving&quot;)" office:value-type="string" office:string-value="" calcext:value-type="error">
            <text:p>#NAME?</text:p>
          </table:table-cell>
          <table:table-cell table:style-name="ce10" table:formula="of:=googlemaps_distance(INDEX([.$E$2:.$E$32];[.L$1]+1;1);INDEX([.$E$2:.$E$32];[.$J6]+1;1);&quot;driving&quot;)" office:value-type="string" office:string-value="" calcext:value-type="error">
            <text:p>#NAME?</text:p>
          </table:table-cell>
          <table:table-cell table:style-name="ce10" table:formula="of:=googlemaps_distance(INDEX([.$E$2:.$E$32];[.M$1]+1;1);INDEX([.$E$2:.$E$32];[.$J6]+1;1);&quot;driving&quot;)" office:value-type="string" office:string-value="" calcext:value-type="error">
            <text:p>#NAME?</text:p>
          </table:table-cell>
          <table:table-cell table:style-name="ce10" table:formula="of:=googlemaps_distance(INDEX([.$E$2:.$E$32];[.N$1]+1;1);INDEX([.$E$2:.$E$32];[.$J6]+1;1);&quot;driving&quot;)" office:value-type="string" office:string-value="" calcext:value-type="error">
            <text:p>#NAME?</text:p>
          </table:table-cell>
          <table:table-cell table:style-name="ce10" table:formula="of:=googlemaps_distance(INDEX([.$E$2:.$E$32];[.O$1]+1;1);INDEX([.$E$2:.$E$32];[.$J6]+1;1);&quot;driving&quot;)" office:value-type="string" office:string-value="" calcext:value-type="error">
            <text:p>#NAME?</text:p>
          </table:table-cell>
          <table:table-cell table:style-name="ce10" table:formula="of:=googlemaps_distance(INDEX([.$E$2:.$E$32];[.P$1]+1;1);INDEX([.$E$2:.$E$32];[.$J6]+1;1);&quot;driving&quot;)" office:value-type="string" office:string-value="" calcext:value-type="error">
            <text:p>#NAME?</text:p>
          </table:table-cell>
          <table:table-cell table:style-name="ce10" table:formula="of:=googlemaps_distance(INDEX([.$E$2:.$E$32];[.Q$1]+1;1);INDEX([.$E$2:.$E$32];[.$J6]+1;1);&quot;driving&quot;)" office:value-type="string" office:string-value="" calcext:value-type="error">
            <text:p>#NAME?</text:p>
          </table:table-cell>
          <table:table-cell table:style-name="ce10" table:formula="of:=googlemaps_distance(INDEX([.$E$2:.$E$32];[.R$1]+1;1);INDEX([.$E$2:.$E$32];[.$J6]+1;1);&quot;driving&quot;)" office:value-type="string" office:string-value="" calcext:value-type="error">
            <text:p>#NAME?</text:p>
          </table:table-cell>
          <table:table-cell table:style-name="ce10" table:formula="of:=googlemaps_distance(INDEX([.$E$2:.$E$32];[.S$1]+1;1);INDEX([.$E$2:.$E$32];[.$J6]+1;1);&quot;driving&quot;)" office:value-type="string" office:string-value="" calcext:value-type="error">
            <text:p>#NAME?</text:p>
          </table:table-cell>
          <table:table-cell table:style-name="ce10" table:formula="of:=googlemaps_distance(INDEX([.$E$2:.$E$32];[.T$1]+1;1);INDEX([.$E$2:.$E$32];[.$J6]+1;1);&quot;driving&quot;)" office:value-type="string" office:string-value="" calcext:value-type="error">
            <text:p>#NAME?</text:p>
          </table:table-cell>
          <table:table-cell table:style-name="ce10" table:formula="of:=googlemaps_distance(INDEX([.$E$2:.$E$32];[.U$1]+1;1);INDEX([.$E$2:.$E$32];[.$J6]+1;1);&quot;driving&quot;)" office:value-type="string" office:string-value="" calcext:value-type="error">
            <text:p>#NAME?</text:p>
          </table:table-cell>
          <table:table-cell table:style-name="ce10" table:formula="of:=googlemaps_distance(INDEX([.$E$2:.$E$32];[.V$1]+1;1);INDEX([.$E$2:.$E$32];[.$J6]+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5" calcext:value-type="float">
            <text:p>5</text:p>
          </table:table-cell>
          <table:table-cell table:style-name="ce4" office:value-type="string" calcext:value-type="string">
            <text:p>10.78375392</text:p>
          </table:table-cell>
          <table:table-cell table:style-name="ce4" office:value-type="string" calcext:value-type="string">
            <text:p>106.6475701</text:p>
          </table:table-cell>
          <table:table-cell table:style-name="ce7" table:formula="of:=googlemaps_reversegeocode([.B7];[.C7])" office:value-type="string" office:string-value="" calcext:value-type="error">
            <text:p>#NAME?</text:p>
          </table:table-cell>
          <table:table-cell table:style-name="ce10" office:value-type="string" calcext:value-type="string">
            <text:p>98 Đ. Ni Sư Huỳnh Liên, Phường 10, Tân Bình, Thành phố Hồ Chí Minh, Vietnam</text:p>
          </table:table-cell>
          <table:table-cell table:number-columns-repeated="4"/>
          <table:table-cell table:style-name="ce1" office:value-type="float" office:value="5" calcext:value-type="float">
            <text:p>5</text:p>
          </table:table-cell>
          <table:table-cell table:style-name="ce10" table:formula="of:=googlemaps_distance(INDEX([.$E$2:.$E$32];[.K$1]+1;1);INDEX([.$E$2:.$E$32];[.$J7]+1;1);&quot;driving&quot;)" office:value-type="string" office:string-value="" calcext:value-type="error">
            <text:p>#NAME?</text:p>
          </table:table-cell>
          <table:table-cell table:style-name="ce10" table:formula="of:=googlemaps_distance(INDEX([.$E$2:.$E$32];[.L$1]+1;1);INDEX([.$E$2:.$E$32];[.$J7]+1;1);&quot;driving&quot;)" office:value-type="string" office:string-value="" calcext:value-type="error">
            <text:p>#NAME?</text:p>
          </table:table-cell>
          <table:table-cell table:style-name="ce10" table:formula="of:=googlemaps_distance(INDEX([.$E$2:.$E$32];[.M$1]+1;1);INDEX([.$E$2:.$E$32];[.$J7]+1;1);&quot;driving&quot;)" office:value-type="string" office:string-value="" calcext:value-type="error">
            <text:p>#NAME?</text:p>
          </table:table-cell>
          <table:table-cell table:style-name="ce10" table:formula="of:=googlemaps_distance(INDEX([.$E$2:.$E$32];[.N$1]+1;1);INDEX([.$E$2:.$E$32];[.$J7]+1;1);&quot;driving&quot;)" office:value-type="string" office:string-value="" calcext:value-type="error">
            <text:p>#NAME?</text:p>
          </table:table-cell>
          <table:table-cell table:style-name="ce10" table:formula="of:=googlemaps_distance(INDEX([.$E$2:.$E$32];[.O$1]+1;1);INDEX([.$E$2:.$E$32];[.$J7]+1;1);&quot;driving&quot;)" office:value-type="string" office:string-value="" calcext:value-type="error">
            <text:p>#NAME?</text:p>
          </table:table-cell>
          <table:table-cell table:style-name="ce10" table:formula="of:=googlemaps_distance(INDEX([.$E$2:.$E$32];[.P$1]+1;1);INDEX([.$E$2:.$E$32];[.$J7]+1;1);&quot;driving&quot;)" office:value-type="string" office:string-value="" calcext:value-type="error">
            <text:p>#NAME?</text:p>
          </table:table-cell>
          <table:table-cell table:style-name="ce10" table:formula="of:=googlemaps_distance(INDEX([.$E$2:.$E$32];[.Q$1]+1;1);INDEX([.$E$2:.$E$32];[.$J7]+1;1);&quot;driving&quot;)" office:value-type="string" office:string-value="" calcext:value-type="error">
            <text:p>#NAME?</text:p>
          </table:table-cell>
          <table:table-cell table:style-name="ce10" table:formula="of:=googlemaps_distance(INDEX([.$E$2:.$E$32];[.R$1]+1;1);INDEX([.$E$2:.$E$32];[.$J7]+1;1);&quot;driving&quot;)" office:value-type="string" office:string-value="" calcext:value-type="error">
            <text:p>#NAME?</text:p>
          </table:table-cell>
          <table:table-cell table:style-name="ce10" table:formula="of:=googlemaps_distance(INDEX([.$E$2:.$E$32];[.S$1]+1;1);INDEX([.$E$2:.$E$32];[.$J7]+1;1);&quot;driving&quot;)" office:value-type="string" office:string-value="" calcext:value-type="error">
            <text:p>#NAME?</text:p>
          </table:table-cell>
          <table:table-cell table:style-name="ce10" table:formula="of:=googlemaps_distance(INDEX([.$E$2:.$E$32];[.T$1]+1;1);INDEX([.$E$2:.$E$32];[.$J7]+1;1);&quot;driving&quot;)" office:value-type="string" office:string-value="" calcext:value-type="error">
            <text:p>#NAME?</text:p>
          </table:table-cell>
          <table:table-cell table:style-name="ce10" table:formula="of:=googlemaps_distance(INDEX([.$E$2:.$E$32];[.U$1]+1;1);INDEX([.$E$2:.$E$32];[.$J7]+1;1);&quot;driving&quot;)" office:value-type="string" office:string-value="" calcext:value-type="error">
            <text:p>#NAME?</text:p>
          </table:table-cell>
          <table:table-cell table:style-name="ce10" table:formula="of:=googlemaps_distance(INDEX([.$E$2:.$E$32];[.V$1]+1;1);INDEX([.$E$2:.$E$32];[.$J7]+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6" calcext:value-type="float">
            <text:p>6</text:p>
          </table:table-cell>
          <table:table-cell table:style-name="ce4" office:value-type="string" calcext:value-type="string">
            <text:p>10.80556684</text:p>
          </table:table-cell>
          <table:table-cell table:style-name="ce4" office:value-type="string" calcext:value-type="string">
            <text:p>106.6394325</text:p>
          </table:table-cell>
          <table:table-cell table:style-name="ce7" table:formula="of:=googlemaps_reversegeocode([.B8];[.C8])" office:value-type="string" office:string-value="" calcext:value-type="error">
            <text:p>#NAME?</text:p>
          </table:table-cell>
          <table:table-cell table:style-name="ce10" office:value-type="string" calcext:value-type="string">
            <text:p>71 Nhất Chi Mai, Phường 13, Tân Bình, Thành phố Hồ Chí Minh, Vietnam</text:p>
          </table:table-cell>
          <table:table-cell table:number-columns-repeated="4"/>
          <table:table-cell table:style-name="ce1" office:value-type="float" office:value="6" calcext:value-type="float">
            <text:p>6</text:p>
          </table:table-cell>
          <table:table-cell table:style-name="ce10" table:formula="of:=googlemaps_distance(INDEX([.$E$2:.$E$32];[.K$1]+1;1);INDEX([.$E$2:.$E$32];[.$J8]+1;1);&quot;driving&quot;)" office:value-type="string" office:string-value="" calcext:value-type="error">
            <text:p>#NAME?</text:p>
          </table:table-cell>
          <table:table-cell table:style-name="ce10" table:formula="of:=googlemaps_distance(INDEX([.$E$2:.$E$32];[.L$1]+1;1);INDEX([.$E$2:.$E$32];[.$J8]+1;1);&quot;driving&quot;)" office:value-type="string" office:string-value="" calcext:value-type="error">
            <text:p>#NAME?</text:p>
          </table:table-cell>
          <table:table-cell table:style-name="ce10" table:formula="of:=googlemaps_distance(INDEX([.$E$2:.$E$32];[.M$1]+1;1);INDEX([.$E$2:.$E$32];[.$J8]+1;1);&quot;driving&quot;)" office:value-type="string" office:string-value="" calcext:value-type="error">
            <text:p>#NAME?</text:p>
          </table:table-cell>
          <table:table-cell table:style-name="ce10" table:formula="of:=googlemaps_distance(INDEX([.$E$2:.$E$32];[.N$1]+1;1);INDEX([.$E$2:.$E$32];[.$J8]+1;1);&quot;driving&quot;)" office:value-type="string" office:string-value="" calcext:value-type="error">
            <text:p>#NAME?</text:p>
          </table:table-cell>
          <table:table-cell table:style-name="ce10" table:formula="of:=googlemaps_distance(INDEX([.$E$2:.$E$32];[.O$1]+1;1);INDEX([.$E$2:.$E$32];[.$J8]+1;1);&quot;driving&quot;)" office:value-type="string" office:string-value="" calcext:value-type="error">
            <text:p>#NAME?</text:p>
          </table:table-cell>
          <table:table-cell table:style-name="ce10" table:formula="of:=googlemaps_distance(INDEX([.$E$2:.$E$32];[.P$1]+1;1);INDEX([.$E$2:.$E$32];[.$J8]+1;1);&quot;driving&quot;)" office:value-type="string" office:string-value="" calcext:value-type="error">
            <text:p>#NAME?</text:p>
          </table:table-cell>
          <table:table-cell table:style-name="ce10" table:formula="of:=googlemaps_distance(INDEX([.$E$2:.$E$32];[.Q$1]+1;1);INDEX([.$E$2:.$E$32];[.$J8]+1;1);&quot;driving&quot;)" office:value-type="string" office:string-value="" calcext:value-type="error">
            <text:p>#NAME?</text:p>
          </table:table-cell>
          <table:table-cell table:style-name="ce10" table:formula="of:=googlemaps_distance(INDEX([.$E$2:.$E$32];[.R$1]+1;1);INDEX([.$E$2:.$E$32];[.$J8]+1;1);&quot;driving&quot;)" office:value-type="string" office:string-value="" calcext:value-type="error">
            <text:p>#NAME?</text:p>
          </table:table-cell>
          <table:table-cell table:style-name="ce10" table:formula="of:=googlemaps_distance(INDEX([.$E$2:.$E$32];[.S$1]+1;1);INDEX([.$E$2:.$E$32];[.$J8]+1;1);&quot;driving&quot;)" office:value-type="string" office:string-value="" calcext:value-type="error">
            <text:p>#NAME?</text:p>
          </table:table-cell>
          <table:table-cell table:style-name="ce10" table:formula="of:=googlemaps_distance(INDEX([.$E$2:.$E$32];[.T$1]+1;1);INDEX([.$E$2:.$E$32];[.$J8]+1;1);&quot;driving&quot;)" office:value-type="string" office:string-value="" calcext:value-type="error">
            <text:p>#NAME?</text:p>
          </table:table-cell>
          <table:table-cell table:style-name="ce10" table:formula="of:=googlemaps_distance(INDEX([.$E$2:.$E$32];[.U$1]+1;1);INDEX([.$E$2:.$E$32];[.$J8]+1;1);&quot;driving&quot;)" office:value-type="string" office:string-value="" calcext:value-type="error">
            <text:p>#NAME?</text:p>
          </table:table-cell>
          <table:table-cell table:style-name="ce10" table:formula="of:=googlemaps_distance(INDEX([.$E$2:.$E$32];[.V$1]+1;1);INDEX([.$E$2:.$E$32];[.$J8]+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7" calcext:value-type="float">
            <text:p>7</text:p>
          </table:table-cell>
          <table:table-cell table:style-name="ce4" office:value-type="string" calcext:value-type="string">
            <text:p>10.80015754</text:p>
          </table:table-cell>
          <table:table-cell table:style-name="ce4" office:value-type="string" calcext:value-type="string">
            <text:p>106.6475182</text:p>
          </table:table-cell>
          <table:table-cell table:style-name="ce7" table:formula="of:=googlemaps_reversegeocode([.B9];[.C9])" office:value-type="string" office:string-value="" calcext:value-type="error">
            <text:p>#NAME?</text:p>
          </table:table-cell>
          <table:table-cell table:style-name="ce10" office:value-type="string" calcext:value-type="string">
            <text:p>114BIS Hoàng Hoa Thám, Phường 12, Tân Bình, Thành phố Hồ Chí Minh, Vietnam</text:p>
          </table:table-cell>
          <table:table-cell table:number-columns-repeated="4"/>
          <table:table-cell table:style-name="ce1" office:value-type="float" office:value="7" calcext:value-type="float">
            <text:p>7</text:p>
          </table:table-cell>
          <table:table-cell table:style-name="ce10" table:formula="of:=googlemaps_distance(INDEX([.$E$2:.$E$32];[.K$1]+1;1);INDEX([.$E$2:.$E$32];[.$J9]+1;1);&quot;driving&quot;)" office:value-type="string" office:string-value="" calcext:value-type="error">
            <text:p>#NAME?</text:p>
          </table:table-cell>
          <table:table-cell table:style-name="ce10" table:formula="of:=googlemaps_distance(INDEX([.$E$2:.$E$32];[.L$1]+1;1);INDEX([.$E$2:.$E$32];[.$J9]+1;1);&quot;driving&quot;)" office:value-type="string" office:string-value="" calcext:value-type="error">
            <text:p>#NAME?</text:p>
          </table:table-cell>
          <table:table-cell table:style-name="ce10" table:formula="of:=googlemaps_distance(INDEX([.$E$2:.$E$32];[.M$1]+1;1);INDEX([.$E$2:.$E$32];[.$J9]+1;1);&quot;driving&quot;)" office:value-type="string" office:string-value="" calcext:value-type="error">
            <text:p>#NAME?</text:p>
          </table:table-cell>
          <table:table-cell table:style-name="ce10" table:formula="of:=googlemaps_distance(INDEX([.$E$2:.$E$32];[.N$1]+1;1);INDEX([.$E$2:.$E$32];[.$J9]+1;1);&quot;driving&quot;)" office:value-type="string" office:string-value="" calcext:value-type="error">
            <text:p>#NAME?</text:p>
          </table:table-cell>
          <table:table-cell table:style-name="ce10" table:formula="of:=googlemaps_distance(INDEX([.$E$2:.$E$32];[.O$1]+1;1);INDEX([.$E$2:.$E$32];[.$J9]+1;1);&quot;driving&quot;)" office:value-type="string" office:string-value="" calcext:value-type="error">
            <text:p>#NAME?</text:p>
          </table:table-cell>
          <table:table-cell table:style-name="ce10" table:formula="of:=googlemaps_distance(INDEX([.$E$2:.$E$32];[.P$1]+1;1);INDEX([.$E$2:.$E$32];[.$J9]+1;1);&quot;driving&quot;)" office:value-type="string" office:string-value="" calcext:value-type="error">
            <text:p>#NAME?</text:p>
          </table:table-cell>
          <table:table-cell table:style-name="ce10" table:formula="of:=googlemaps_distance(INDEX([.$E$2:.$E$32];[.Q$1]+1;1);INDEX([.$E$2:.$E$32];[.$J9]+1;1);&quot;driving&quot;)" office:value-type="string" office:string-value="" calcext:value-type="error">
            <text:p>#NAME?</text:p>
          </table:table-cell>
          <table:table-cell table:style-name="ce10" table:formula="of:=googlemaps_distance(INDEX([.$E$2:.$E$32];[.R$1]+1;1);INDEX([.$E$2:.$E$32];[.$J9]+1;1);&quot;driving&quot;)" office:value-type="string" office:string-value="" calcext:value-type="error">
            <text:p>#NAME?</text:p>
          </table:table-cell>
          <table:table-cell table:style-name="ce10" table:formula="of:=googlemaps_distance(INDEX([.$E$2:.$E$32];[.S$1]+1;1);INDEX([.$E$2:.$E$32];[.$J9]+1;1);&quot;driving&quot;)" office:value-type="string" office:string-value="" calcext:value-type="error">
            <text:p>#NAME?</text:p>
          </table:table-cell>
          <table:table-cell table:style-name="ce10" table:formula="of:=googlemaps_distance(INDEX([.$E$2:.$E$32];[.T$1]+1;1);INDEX([.$E$2:.$E$32];[.$J9]+1;1);&quot;driving&quot;)" office:value-type="string" office:string-value="" calcext:value-type="error">
            <text:p>#NAME?</text:p>
          </table:table-cell>
          <table:table-cell table:style-name="ce10" table:formula="of:=googlemaps_distance(INDEX([.$E$2:.$E$32];[.U$1]+1;1);INDEX([.$E$2:.$E$32];[.$J9]+1;1);&quot;driving&quot;)" office:value-type="string" office:string-value="" calcext:value-type="error">
            <text:p>#NAME?</text:p>
          </table:table-cell>
          <table:table-cell table:style-name="ce10" table:formula="of:=googlemaps_distance(INDEX([.$E$2:.$E$32];[.V$1]+1;1);INDEX([.$E$2:.$E$32];[.$J9]+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8" calcext:value-type="float">
            <text:p>8</text:p>
          </table:table-cell>
          <table:table-cell table:style-name="ce4" office:value-type="string" calcext:value-type="string">
            <text:p>10.79100374</text:p>
          </table:table-cell>
          <table:table-cell table:style-name="ce4" office:value-type="string" calcext:value-type="string">
            <text:p>106.6463613</text:p>
          </table:table-cell>
          <table:table-cell table:style-name="ce7" table:formula="of:=googlemaps_reversegeocode([.B10];[.C10])" office:value-type="string" office:string-value="" calcext:value-type="error">
            <text:p>#NAME?</text:p>
          </table:table-cell>
          <table:table-cell table:style-name="ce10" office:value-type="string" calcext:value-type="string">
            <text:p>108/4/27 Trần Mai Ninh, Phường 12, Tân Bình, Thành phố Hồ Chí Minh, Vietnam</text:p>
          </table:table-cell>
          <table:table-cell table:number-columns-repeated="4"/>
          <table:table-cell table:style-name="ce1" office:value-type="float" office:value="8" calcext:value-type="float">
            <text:p>8</text:p>
          </table:table-cell>
          <table:table-cell table:style-name="ce10" table:formula="of:=googlemaps_distance(INDEX([.$E$2:.$E$32];[.K$1]+1;1);INDEX([.$E$2:.$E$32];[.$J10]+1;1);&quot;driving&quot;)" office:value-type="string" office:string-value="" calcext:value-type="error">
            <text:p>#NAME?</text:p>
          </table:table-cell>
          <table:table-cell table:style-name="ce10" table:formula="of:=googlemaps_distance(INDEX([.$E$2:.$E$32];[.L$1]+1;1);INDEX([.$E$2:.$E$32];[.$J10]+1;1);&quot;driving&quot;)" office:value-type="string" office:string-value="" calcext:value-type="error">
            <text:p>#NAME?</text:p>
          </table:table-cell>
          <table:table-cell table:style-name="ce10" table:formula="of:=googlemaps_distance(INDEX([.$E$2:.$E$32];[.M$1]+1;1);INDEX([.$E$2:.$E$32];[.$J10]+1;1);&quot;driving&quot;)" office:value-type="string" office:string-value="" calcext:value-type="error">
            <text:p>#NAME?</text:p>
          </table:table-cell>
          <table:table-cell table:style-name="ce10" table:formula="of:=googlemaps_distance(INDEX([.$E$2:.$E$32];[.N$1]+1;1);INDEX([.$E$2:.$E$32];[.$J10]+1;1);&quot;driving&quot;)" office:value-type="string" office:string-value="" calcext:value-type="error">
            <text:p>#NAME?</text:p>
          </table:table-cell>
          <table:table-cell table:style-name="ce10" table:formula="of:=googlemaps_distance(INDEX([.$E$2:.$E$32];[.O$1]+1;1);INDEX([.$E$2:.$E$32];[.$J10]+1;1);&quot;driving&quot;)" office:value-type="string" office:string-value="" calcext:value-type="error">
            <text:p>#NAME?</text:p>
          </table:table-cell>
          <table:table-cell table:style-name="ce10" table:formula="of:=googlemaps_distance(INDEX([.$E$2:.$E$32];[.P$1]+1;1);INDEX([.$E$2:.$E$32];[.$J10]+1;1);&quot;driving&quot;)" office:value-type="string" office:string-value="" calcext:value-type="error">
            <text:p>#NAME?</text:p>
          </table:table-cell>
          <table:table-cell table:style-name="ce10" table:formula="of:=googlemaps_distance(INDEX([.$E$2:.$E$32];[.Q$1]+1;1);INDEX([.$E$2:.$E$32];[.$J10]+1;1);&quot;driving&quot;)" office:value-type="string" office:string-value="" calcext:value-type="error">
            <text:p>#NAME?</text:p>
          </table:table-cell>
          <table:table-cell table:style-name="ce10" table:formula="of:=googlemaps_distance(INDEX([.$E$2:.$E$32];[.R$1]+1;1);INDEX([.$E$2:.$E$32];[.$J10]+1;1);&quot;driving&quot;)" office:value-type="string" office:string-value="" calcext:value-type="error">
            <text:p>#NAME?</text:p>
          </table:table-cell>
          <table:table-cell table:style-name="ce10" table:formula="of:=googlemaps_distance(INDEX([.$E$2:.$E$32];[.S$1]+1;1);INDEX([.$E$2:.$E$32];[.$J10]+1;1);&quot;driving&quot;)" office:value-type="string" office:string-value="" calcext:value-type="error">
            <text:p>#NAME?</text:p>
          </table:table-cell>
          <table:table-cell table:style-name="ce10" table:formula="of:=googlemaps_distance(INDEX([.$E$2:.$E$32];[.T$1]+1;1);INDEX([.$E$2:.$E$32];[.$J10]+1;1);&quot;driving&quot;)" office:value-type="string" office:string-value="" calcext:value-type="error">
            <text:p>#NAME?</text:p>
          </table:table-cell>
          <table:table-cell table:style-name="ce10" table:formula="of:=googlemaps_distance(INDEX([.$E$2:.$E$32];[.U$1]+1;1);INDEX([.$E$2:.$E$32];[.$J10]+1;1);&quot;driving&quot;)" office:value-type="string" office:string-value="" calcext:value-type="error">
            <text:p>#NAME?</text:p>
          </table:table-cell>
          <table:table-cell table:style-name="ce10" table:formula="of:=googlemaps_distance(INDEX([.$E$2:.$E$32];[.V$1]+1;1);INDEX([.$E$2:.$E$32];[.$J10]+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9" calcext:value-type="float">
            <text:p>9</text:p>
          </table:table-cell>
          <table:table-cell table:style-name="ce4" office:value-type="string" calcext:value-type="string">
            <text:p>10.80454838</text:p>
          </table:table-cell>
          <table:table-cell table:style-name="ce4" office:value-type="string" calcext:value-type="string">
            <text:p>106.6427029</text:p>
          </table:table-cell>
          <table:table-cell table:style-name="ce7" table:formula="of:=googlemaps_reversegeocode([.B11];[.C11])" office:value-type="string" office:string-value="" calcext:value-type="error">
            <text:p>#NAME?</text:p>
          </table:table-cell>
          <table:table-cell table:style-name="ce10" office:value-type="string" calcext:value-type="string">
            <text:p>66A Thân Nhân Trung, Phường 13, Tân Bình, Thành phố Hồ Chí Minh, Vietnam</text:p>
          </table:table-cell>
          <table:table-cell table:number-columns-repeated="4"/>
          <table:table-cell table:style-name="ce1" office:value-type="float" office:value="9" calcext:value-type="float">
            <text:p>9</text:p>
          </table:table-cell>
          <table:table-cell table:style-name="ce10" table:formula="of:=googlemaps_distance(INDEX([.$E$2:.$E$32];[.K$1]+1;1);INDEX([.$E$2:.$E$32];[.$J11]+1;1);&quot;driving&quot;)" office:value-type="string" office:string-value="" calcext:value-type="error">
            <text:p>#NAME?</text:p>
          </table:table-cell>
          <table:table-cell table:style-name="ce10" table:formula="of:=googlemaps_distance(INDEX([.$E$2:.$E$32];[.L$1]+1;1);INDEX([.$E$2:.$E$32];[.$J11]+1;1);&quot;driving&quot;)" office:value-type="string" office:string-value="" calcext:value-type="error">
            <text:p>#NAME?</text:p>
          </table:table-cell>
          <table:table-cell table:style-name="ce10" table:formula="of:=googlemaps_distance(INDEX([.$E$2:.$E$32];[.M$1]+1;1);INDEX([.$E$2:.$E$32];[.$J11]+1;1);&quot;driving&quot;)" office:value-type="string" office:string-value="" calcext:value-type="error">
            <text:p>#NAME?</text:p>
          </table:table-cell>
          <table:table-cell table:style-name="ce10" table:formula="of:=googlemaps_distance(INDEX([.$E$2:.$E$32];[.N$1]+1;1);INDEX([.$E$2:.$E$32];[.$J11]+1;1);&quot;driving&quot;)" office:value-type="string" office:string-value="" calcext:value-type="error">
            <text:p>#NAME?</text:p>
          </table:table-cell>
          <table:table-cell table:style-name="ce10" table:formula="of:=googlemaps_distance(INDEX([.$E$2:.$E$32];[.O$1]+1;1);INDEX([.$E$2:.$E$32];[.$J11]+1;1);&quot;driving&quot;)" office:value-type="string" office:string-value="" calcext:value-type="error">
            <text:p>#NAME?</text:p>
          </table:table-cell>
          <table:table-cell table:style-name="ce10" table:formula="of:=googlemaps_distance(INDEX([.$E$2:.$E$32];[.P$1]+1;1);INDEX([.$E$2:.$E$32];[.$J11]+1;1);&quot;driving&quot;)" office:value-type="string" office:string-value="" calcext:value-type="error">
            <text:p>#NAME?</text:p>
          </table:table-cell>
          <table:table-cell table:style-name="ce10" table:formula="of:=googlemaps_distance(INDEX([.$E$2:.$E$32];[.Q$1]+1;1);INDEX([.$E$2:.$E$32];[.$J11]+1;1);&quot;driving&quot;)" office:value-type="string" office:string-value="" calcext:value-type="error">
            <text:p>#NAME?</text:p>
          </table:table-cell>
          <table:table-cell table:style-name="ce10" table:formula="of:=googlemaps_distance(INDEX([.$E$2:.$E$32];[.R$1]+1;1);INDEX([.$E$2:.$E$32];[.$J11]+1;1);&quot;driving&quot;)" office:value-type="string" office:string-value="" calcext:value-type="error">
            <text:p>#NAME?</text:p>
          </table:table-cell>
          <table:table-cell table:style-name="ce10" table:formula="of:=googlemaps_distance(INDEX([.$E$2:.$E$32];[.S$1]+1;1);INDEX([.$E$2:.$E$32];[.$J11]+1;1);&quot;driving&quot;)" office:value-type="string" office:string-value="" calcext:value-type="error">
            <text:p>#NAME?</text:p>
          </table:table-cell>
          <table:table-cell table:style-name="ce10" table:formula="of:=googlemaps_distance(INDEX([.$E$2:.$E$32];[.T$1]+1;1);INDEX([.$E$2:.$E$32];[.$J11]+1;1);&quot;driving&quot;)" office:value-type="string" office:string-value="" calcext:value-type="error">
            <text:p>#NAME?</text:p>
          </table:table-cell>
          <table:table-cell table:style-name="ce10" table:formula="of:=googlemaps_distance(INDEX([.$E$2:.$E$32];[.U$1]+1;1);INDEX([.$E$2:.$E$32];[.$J11]+1;1);&quot;driving&quot;)" office:value-type="string" office:string-value="" calcext:value-type="error">
            <text:p>#NAME?</text:p>
          </table:table-cell>
          <table:table-cell table:style-name="ce10" table:formula="of:=googlemaps_distance(INDEX([.$E$2:.$E$32];[.V$1]+1;1);INDEX([.$E$2:.$E$32];[.$J11]+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10" calcext:value-type="float">
            <text:p>10</text:p>
          </table:table-cell>
          <table:table-cell table:style-name="ce4" office:value-type="string" calcext:value-type="string">
            <text:p>10.81926549</text:p>
          </table:table-cell>
          <table:table-cell table:style-name="ce4" office:value-type="string" calcext:value-type="string">
            <text:p>106.6340464</text:p>
          </table:table-cell>
          <table:table-cell table:style-name="ce7" table:formula="of:=googlemaps_reversegeocode([.B12];[.C12])" office:value-type="string" office:string-value="" calcext:value-type="error">
            <text:p>#NAME?</text:p>
          </table:table-cell>
          <table:table-cell table:style-name="ce1" office:value-type="string" calcext:value-type="string">
            <text:p>15 Nguyễn Sỹ Sách, Phường 15, Tân Bình, Thành phố Hồ Chí Minh, Vietnam</text:p>
          </table:table-cell>
          <table:table-cell table:number-columns-repeated="4"/>
          <table:table-cell table:style-name="ce1" office:value-type="float" office:value="10" calcext:value-type="float">
            <text:p>10</text:p>
          </table:table-cell>
          <table:table-cell table:style-name="ce10" table:formula="of:=googlemaps_distance(INDEX([.$E$2:.$E$32];[.K$1]+1;1);INDEX([.$E$2:.$E$32];[.$J12]+1;1);&quot;driving&quot;)" office:value-type="string" office:string-value="" calcext:value-type="error">
            <text:p>#NAME?</text:p>
          </table:table-cell>
          <table:table-cell table:style-name="ce10" table:formula="of:=googlemaps_distance(INDEX([.$E$2:.$E$32];[.L$1]+1;1);INDEX([.$E$2:.$E$32];[.$J12]+1;1);&quot;driving&quot;)" office:value-type="string" office:string-value="" calcext:value-type="error">
            <text:p>#NAME?</text:p>
          </table:table-cell>
          <table:table-cell table:style-name="ce10" table:formula="of:=googlemaps_distance(INDEX([.$E$2:.$E$32];[.M$1]+1;1);INDEX([.$E$2:.$E$32];[.$J12]+1;1);&quot;driving&quot;)" office:value-type="string" office:string-value="" calcext:value-type="error">
            <text:p>#NAME?</text:p>
          </table:table-cell>
          <table:table-cell table:style-name="ce10" table:formula="of:=googlemaps_distance(INDEX([.$E$2:.$E$32];[.N$1]+1;1);INDEX([.$E$2:.$E$32];[.$J12]+1;1);&quot;driving&quot;)" office:value-type="string" office:string-value="" calcext:value-type="error">
            <text:p>#NAME?</text:p>
          </table:table-cell>
          <table:table-cell table:style-name="ce10" table:formula="of:=googlemaps_distance(INDEX([.$E$2:.$E$32];[.O$1]+1;1);INDEX([.$E$2:.$E$32];[.$J12]+1;1);&quot;driving&quot;)" office:value-type="string" office:string-value="" calcext:value-type="error">
            <text:p>#NAME?</text:p>
          </table:table-cell>
          <table:table-cell table:style-name="ce10" table:formula="of:=googlemaps_distance(INDEX([.$E$2:.$E$32];[.P$1]+1;1);INDEX([.$E$2:.$E$32];[.$J12]+1;1);&quot;driving&quot;)" office:value-type="string" office:string-value="" calcext:value-type="error">
            <text:p>#NAME?</text:p>
          </table:table-cell>
          <table:table-cell table:style-name="ce10" table:formula="of:=googlemaps_distance(INDEX([.$E$2:.$E$32];[.Q$1]+1;1);INDEX([.$E$2:.$E$32];[.$J12]+1;1);&quot;driving&quot;)" office:value-type="string" office:string-value="" calcext:value-type="error">
            <text:p>#NAME?</text:p>
          </table:table-cell>
          <table:table-cell table:style-name="ce10" table:formula="of:=googlemaps_distance(INDEX([.$E$2:.$E$32];[.R$1]+1;1);INDEX([.$E$2:.$E$32];[.$J12]+1;1);&quot;driving&quot;)" office:value-type="string" office:string-value="" calcext:value-type="error">
            <text:p>#NAME?</text:p>
          </table:table-cell>
          <table:table-cell table:style-name="ce10" table:formula="of:=googlemaps_distance(INDEX([.$E$2:.$E$32];[.S$1]+1;1);INDEX([.$E$2:.$E$32];[.$J12]+1;1);&quot;driving&quot;)" office:value-type="string" office:string-value="" calcext:value-type="error">
            <text:p>#NAME?</text:p>
          </table:table-cell>
          <table:table-cell table:style-name="ce10" table:formula="of:=googlemaps_distance(INDEX([.$E$2:.$E$32];[.T$1]+1;1);INDEX([.$E$2:.$E$32];[.$J12]+1;1);&quot;driving&quot;)" office:value-type="string" office:string-value="" calcext:value-type="error">
            <text:p>#NAME?</text:p>
          </table:table-cell>
          <table:table-cell table:style-name="ce10" table:formula="of:=googlemaps_distance(INDEX([.$E$2:.$E$32];[.U$1]+1;1);INDEX([.$E$2:.$E$32];[.$J12]+1;1);&quot;driving&quot;)" office:value-type="string" office:string-value="" calcext:value-type="error">
            <text:p>#NAME?</text:p>
          </table:table-cell>
          <table:table-cell table:style-name="ce10" table:formula="of:=googlemaps_distance(INDEX([.$E$2:.$E$32];[.V$1]+1;1);INDEX([.$E$2:.$E$32];[.$J12]+1;1);&quot;driving&quot;)" office:value-type="string" office:string-value="" calcext:value-type="error">
            <text:p>#NAME?</text:p>
          </table:table-cell>
          <table:table-cell table:number-columns-repeated="6"/>
          <table:table-cell table:style-name="ce10"/>
          <table:table-cell table:number-columns-repeated="2"/>
          <table:table-cell table:style-name="ce1"/>
          <table:table-cell table:number-columns-repeated="992"/>
        </table:table-row>
        <table:table-row table:style-name="ro1">
          <table:table-cell table:style-name="ce1" office:value-type="float" office:value="11" calcext:value-type="float">
            <text:p>11</text:p>
          </table:table-cell>
          <table:table-cell table:style-name="ce4" office:value-type="string" calcext:value-type="string">
            <text:p>10.8126728</text:p>
          </table:table-cell>
          <table:table-cell table:style-name="ce4" office:value-type="string" calcext:value-type="string">
            <text:p>106.6683468</text:p>
          </table:table-cell>
          <table:table-cell table:style-name="ce8"/>
          <table:table-cell table:style-name="ce10" office:value-type="string" calcext:value-type="string">
            <text:p>41 Yên Thế, Phường 2, Tân Bình, Thành phố Hồ Chí Minh, Vietnam</text:p>
          </table:table-cell>
          <table:table-cell table:number-columns-repeated="4"/>
          <table:table-cell table:style-name="ce1" office:value-type="float" office:value="11" calcext:value-type="float">
            <text:p>11</text:p>
          </table:table-cell>
          <table:table-cell table:style-name="ce10"/>
          <table:table-cell table:number-columns-repeated="17"/>
          <table:table-cell table:style-name="ce10"/>
          <table:table-cell table:number-columns-repeated="2"/>
          <table:table-cell table:style-name="ce1"/>
          <table:table-cell table:number-columns-repeated="992"/>
        </table:table-row>
        <table:table-row table:style-name="ro1">
          <table:table-cell table:style-name="ce1" office:value-type="float" office:value="12" calcext:value-type="float">
            <text:p>12</text:p>
          </table:table-cell>
          <table:table-cell table:style-name="ce4" office:value-type="string" calcext:value-type="string">
            <text:p>10.79531092</text:p>
          </table:table-cell>
          <table:table-cell table:style-name="ce4" office:value-type="string" calcext:value-type="string">
            <text:p>106.6633686</text:p>
          </table:table-cell>
          <table:table-cell table:style-name="ce8"/>
          <table:table-cell table:style-name="ce10" office:value-type="string" calcext:value-type="string">
            <text:p>11 Ngô Thị Thu Minh, Phường 3, Tân Bình, Thành phố Hồ Chí Minh, Vietnam</text:p>
          </table:table-cell>
          <table:table-cell table:number-columns-repeated="4"/>
          <table:table-cell table:style-name="ce1" office:value-type="float" office:value="12" calcext:value-type="float">
            <text:p>12</text:p>
          </table:table-cell>
          <table:table-cell table:style-name="ce10"/>
          <table:table-cell table:number-columns-repeated="17"/>
          <table:table-cell table:style-name="ce10"/>
          <table:table-cell table:number-columns-repeated="2"/>
          <table:table-cell table:style-name="ce1"/>
          <table:table-cell table:number-columns-repeated="992"/>
        </table:table-row>
        <table:table-row table:style-name="ro1">
          <table:table-cell table:style-name="ce1" office:value-type="float" office:value="13" calcext:value-type="float">
            <text:p>13</text:p>
          </table:table-cell>
          <table:table-cell table:style-name="ce4" office:value-type="string" calcext:value-type="string">
            <text:p>10.7795874</text:p>
          </table:table-cell>
          <table:table-cell table:style-name="ce4" office:value-type="string" calcext:value-type="string">
            <text:p>106.6514059</text:p>
          </table:table-cell>
          <table:table-cell table:style-name="ce8"/>
          <table:table-cell table:style-name="ce10" office:value-type="string" calcext:value-type="string">
            <text:p>170/29/1A2 Lạc Long Quân, Phường 8, Tân Bình, Thành phố Hồ Chí Minh, Vietnam</text:p>
          </table:table-cell>
          <table:table-cell table:number-columns-repeated="4"/>
          <table:table-cell table:style-name="ce1" office:value-type="float" office:value="13" calcext:value-type="float">
            <text:p>13</text:p>
          </table:table-cell>
          <table:table-cell table:style-name="ce10"/>
          <table:table-cell table:number-columns-repeated="17"/>
          <table:table-cell table:style-name="ce10"/>
          <table:table-cell table:number-columns-repeated="2"/>
          <table:table-cell table:style-name="ce1"/>
          <table:table-cell table:number-columns-repeated="992"/>
        </table:table-row>
        <table:table-row table:style-name="ro1">
          <table:table-cell table:style-name="ce1" office:value-type="float" office:value="14" calcext:value-type="float">
            <text:p>14</text:p>
          </table:table-cell>
          <table:table-cell table:style-name="ce4" office:value-type="string" calcext:value-type="string">
            <text:p>10.80130522</text:p>
          </table:table-cell>
          <table:table-cell table:style-name="ce4" office:value-type="string" calcext:value-type="string">
            <text:p>106.6448155</text:p>
          </table:table-cell>
          <table:table-cell table:style-name="ce8"/>
          <table:table-cell table:style-name="ce10" office:value-type="string" calcext:value-type="string">
            <text:p>90 Bình Giã, Phường 13, Tân Bình, Thành phố Hồ Chí Minh, Vietnam</text:p>
          </table:table-cell>
          <table:table-cell table:number-columns-repeated="4"/>
          <table:table-cell table:style-name="ce1" office:value-type="float" office:value="14" calcext:value-type="float">
            <text:p>14</text:p>
          </table:table-cell>
          <table:table-cell table:style-name="ce10"/>
          <table:table-cell table:number-columns-repeated="17"/>
          <table:table-cell table:style-name="ce10"/>
          <table:table-cell table:number-columns-repeated="2"/>
          <table:table-cell table:style-name="ce1"/>
          <table:table-cell table:number-columns-repeated="992"/>
        </table:table-row>
        <table:table-row table:style-name="ro1">
          <table:table-cell table:style-name="ce1" office:value-type="float" office:value="15" calcext:value-type="float">
            <text:p>15</text:p>
          </table:table-cell>
          <table:table-cell table:style-name="ce4" office:value-type="string" calcext:value-type="string">
            <text:p>10.790064014492529</text:p>
          </table:table-cell>
          <table:table-cell table:style-name="ce4" office:value-type="string" calcext:value-type="string">
            <text:p>106.64727742516887</text:p>
          </table:table-cell>
          <table:table-cell table:style-name="ce7"/>
          <table:table-cell table:style-name="ce10" office:value-type="string" calcext:value-type="string">
            <text:p>335 Bàu Cát, Phường 11, Tân Bình, Thành phố Hồ Chí Minh, Vietnam</text:p>
          </table:table-cell>
          <table:table-cell table:number-columns-repeated="4"/>
          <table:table-cell table:style-name="ce1" office:value-type="float" office:value="15" calcext:value-type="float">
            <text:p>15</text:p>
          </table:table-cell>
          <table:table-cell table:style-name="ce10"/>
          <table:table-cell table:number-columns-repeated="17"/>
          <table:table-cell table:style-name="ce10"/>
          <table:table-cell table:number-columns-repeated="2"/>
          <table:table-cell table:style-name="ce1"/>
          <table:table-cell table:number-columns-repeated="992"/>
        </table:table-row>
        <table:table-row table:style-name="ro1">
          <table:table-cell table:style-name="ce1" office:value-type="float" office:value="16" calcext:value-type="float">
            <text:p>16</text:p>
          </table:table-cell>
          <table:table-cell table:style-name="ce4" office:value-type="string" calcext:value-type="string">
            <text:p>10.79113019</text:p>
          </table:table-cell>
          <table:table-cell table:style-name="ce4" office:value-type="string" calcext:value-type="string">
            <text:p>106.6463184</text:p>
          </table:table-cell>
          <table:table-cell table:style-name="ce8"/>
          <table:table-cell table:style-name="ce10" office:value-type="string" calcext:value-type="string">
            <text:p>108/4/23 Trần Mai Ninh, Phường 12, Tân Bình, Thành phố Hồ Chí Minh, Vietnam</text:p>
          </table:table-cell>
          <table:table-cell table:number-columns-repeated="4"/>
          <table:table-cell table:style-name="ce1" office:value-type="float" office:value="16" calcext:value-type="float">
            <text:p>16</text:p>
          </table:table-cell>
          <table:table-cell table:style-name="ce10"/>
          <table:table-cell table:number-columns-repeated="17"/>
          <table:table-cell table:style-name="ce10"/>
          <table:table-cell table:number-columns-repeated="2"/>
          <table:table-cell table:style-name="ce1"/>
          <table:table-cell table:number-columns-repeated="992"/>
        </table:table-row>
        <table:table-row table:style-name="ro1">
          <table:table-cell table:style-name="ce1" office:value-type="float" office:value="17" calcext:value-type="float">
            <text:p>17</text:p>
          </table:table-cell>
          <table:table-cell table:style-name="ce4" office:value-type="string" calcext:value-type="string">
            <text:p>10.77932459</text:p>
          </table:table-cell>
          <table:table-cell table:style-name="ce4" office:value-type="string" calcext:value-type="string">
            <text:p>106.6467797</text:p>
          </table:table-cell>
          <table:table-cell table:style-name="ce8"/>
          <table:table-cell table:style-name="ce10" office:value-type="string" calcext:value-type="string">
            <text:p>108 Trần Văn Quang, Phường 10, Tân Bình, Thành phố Hồ Chí Minh, Vietnam</text:p>
          </table:table-cell>
          <table:table-cell table:number-columns-repeated="4"/>
          <table:table-cell table:style-name="ce1" office:value-type="float" office:value="17" calcext:value-type="float">
            <text:p>17</text:p>
          </table:table-cell>
          <table:table-cell table:style-name="ce10"/>
          <table:table-cell table:number-columns-repeated="17"/>
          <table:table-cell table:style-name="ce10"/>
          <table:table-cell table:number-columns-repeated="2"/>
          <table:table-cell table:style-name="ce1"/>
          <table:table-cell table:number-columns-repeated="992"/>
        </table:table-row>
        <table:table-row table:style-name="ro1">
          <table:table-cell table:style-name="ce1" office:value-type="float" office:value="18" calcext:value-type="float">
            <text:p>18</text:p>
          </table:table-cell>
          <table:table-cell table:style-name="ce4" office:value-type="string" calcext:value-type="string">
            <text:p>10.79085412</text:p>
          </table:table-cell>
          <table:table-cell table:style-name="ce4" office:value-type="string" calcext:value-type="string">
            <text:p>106.648917</text:p>
          </table:table-cell>
          <table:table-cell table:style-name="ce8"/>
          <table:table-cell table:style-name="ce10" office:value-type="string" calcext:value-type="string">
            <text:p>168 Võ Thành Trang, Phường 11, Tân Bình, Thành phố Hồ Chí Minh, Vietnam</text:p>
          </table:table-cell>
          <table:table-cell table:number-columns-repeated="4"/>
          <table:table-cell table:style-name="ce1" office:value-type="float" office:value="18" calcext:value-type="float">
            <text:p>18</text:p>
          </table:table-cell>
          <table:table-cell table:style-name="ce10"/>
          <table:table-cell table:number-columns-repeated="17"/>
          <table:table-cell table:style-name="ce10"/>
          <table:table-cell table:number-columns-repeated="2"/>
          <table:table-cell table:style-name="ce1"/>
          <table:table-cell table:number-columns-repeated="992"/>
        </table:table-row>
        <table:table-row table:style-name="ro1">
          <table:table-cell table:style-name="ce1" office:value-type="float" office:value="19" calcext:value-type="float">
            <text:p>19</text:p>
          </table:table-cell>
          <table:table-cell table:style-name="ce4" office:value-type="string" calcext:value-type="string">
            <text:p>10.77924244</text:p>
          </table:table-cell>
          <table:table-cell table:style-name="ce4" office:value-type="string" calcext:value-type="string">
            <text:p>106.6741454</text:p>
          </table:table-cell>
          <table:table-cell table:style-name="ce8"/>
          <table:table-cell table:style-name="ce10" office:value-type="string" calcext:value-type="string">
            <text:p>154 Đ. Hoà Hưng, Phường 13, Quận 10, Thành phố Hồ Chí Minh, Vietnam</text:p>
          </table:table-cell>
          <table:table-cell table:number-columns-repeated="4"/>
          <table:table-cell table:style-name="ce1" office:value-type="float" office:value="19" calcext:value-type="float">
            <text:p>19</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0" calcext:value-type="float">
            <text:p>20</text:p>
          </table:table-cell>
          <table:table-cell table:style-name="ce4" office:value-type="string" calcext:value-type="string">
            <text:p>10.78287669860105</text:p>
          </table:table-cell>
          <table:table-cell table:style-name="ce4" office:value-type="string" calcext:value-type="string">
            <text:p>106.66173893866232</text:p>
          </table:table-cell>
          <table:table-cell table:style-name="ce7"/>
          <table:table-cell table:style-name="ce10" office:value-type="string" calcext:value-type="string">
            <text:p>78 Cửu Long, Phường 15, Quận 10, Thành phố Hồ Chí Minh, Vietnam</text:p>
          </table:table-cell>
          <table:table-cell table:number-columns-repeated="4"/>
          <table:table-cell table:style-name="ce1" office:value-type="float" office:value="20" calcext:value-type="float">
            <text:p>20</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1" calcext:value-type="float">
            <text:p>21</text:p>
          </table:table-cell>
          <table:table-cell table:style-name="ce4" office:value-type="string" calcext:value-type="string">
            <text:p>10.78171048674384</text:p>
          </table:table-cell>
          <table:table-cell table:style-name="ce4" office:value-type="string" calcext:value-type="string">
            <text:p>106.66657143866223</text:p>
          </table:table-cell>
          <table:table-cell table:style-name="ce7"/>
          <table:table-cell table:style-name="ce10" office:value-type="string" calcext:value-type="string">
            <text:p>42, 74 Đ. Nguyễn Giản Thanh, Phường 15, Quận 10, Thành phố Hồ Chí Minh, Vietnam</text:p>
          </table:table-cell>
          <table:table-cell table:number-columns-repeated="4"/>
          <table:table-cell table:style-name="ce1" office:value-type="float" office:value="21" calcext:value-type="float">
            <text:p>21</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2" calcext:value-type="float">
            <text:p>22</text:p>
          </table:table-cell>
          <table:table-cell table:style-name="ce4" office:value-type="string" calcext:value-type="string">
            <text:p>10.78834232</text:p>
          </table:table-cell>
          <table:table-cell table:style-name="ce4" office:value-type="string" calcext:value-type="string">
            <text:p>106.6875079</text:p>
          </table:table-cell>
          <table:table-cell table:style-name="ce8"/>
          <table:table-cell table:style-name="ce10" office:value-type="string" calcext:value-type="string">
            <text:p>27/40/6 Huỳnh Tịnh Của, Phường 8, Quận 3, Thành phố Hồ Chí Minh, Vietnam</text:p>
          </table:table-cell>
          <table:table-cell table:number-columns-repeated="4"/>
          <table:table-cell table:style-name="ce1" office:value-type="float" office:value="22" calcext:value-type="float">
            <text:p>22</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3" calcext:value-type="float">
            <text:p>23</text:p>
          </table:table-cell>
          <table:table-cell table:style-name="ce4" office:value-type="string" calcext:value-type="string">
            <text:p>10.76602283</text:p>
          </table:table-cell>
          <table:table-cell table:style-name="ce4" office:value-type="string" calcext:value-type="string">
            <text:p>106.6813211</text:p>
          </table:table-cell>
          <table:table-cell table:style-name="ce8"/>
          <table:table-cell table:style-name="ce10" office:value-type="string" calcext:value-type="string">
            <text:p>21/15 Nguyễn Thiện Thuật, Phường 2, Quận 3, Thành phố Hồ Chí Minh, Vietnam</text:p>
          </table:table-cell>
          <table:table-cell table:number-columns-repeated="4"/>
          <table:table-cell table:style-name="ce1" office:value-type="float" office:value="23" calcext:value-type="float">
            <text:p>23</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4" calcext:value-type="float">
            <text:p>24</text:p>
          </table:table-cell>
          <table:table-cell table:style-name="ce4" office:value-type="string" calcext:value-type="string">
            <text:p>10.75467368</text:p>
          </table:table-cell>
          <table:table-cell table:style-name="ce4" office:value-type="string" calcext:value-type="string">
            <text:p>106.6820043</text:p>
          </table:table-cell>
          <table:table-cell table:style-name="ce8"/>
          <table:table-cell table:style-name="ce10" office:value-type="string" calcext:value-type="string">
            <text:p>80 Trần Bình Trọng, Phường 1, Quận 5, Thành phố Hồ Chí Minh, Vietnam</text:p>
          </table:table-cell>
          <table:table-cell table:number-columns-repeated="4"/>
          <table:table-cell table:style-name="ce1" office:value-type="float" office:value="24" calcext:value-type="float">
            <text:p>24</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5" calcext:value-type="float">
            <text:p>25</text:p>
          </table:table-cell>
          <table:table-cell table:style-name="ce4" office:value-type="string" calcext:value-type="string">
            <text:p>10.752396</text:p>
          </table:table-cell>
          <table:table-cell table:style-name="ce4" office:value-type="string" calcext:value-type="string">
            <text:p>106.6629888</text:p>
          </table:table-cell>
          <table:table-cell table:style-name="ce8"/>
          <table:table-cell table:style-name="ce10" office:value-type="string" calcext:value-type="string">
            <text:p>290 Trần Hưng Đạo B, Phường 11, Quận 5, Thành phố Hồ Chí Minh, Vietnam</text:p>
          </table:table-cell>
          <table:table-cell table:number-columns-repeated="4"/>
          <table:table-cell table:style-name="ce1" office:value-type="float" office:value="25" calcext:value-type="float">
            <text:p>25</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6" calcext:value-type="float">
            <text:p>26</text:p>
          </table:table-cell>
          <table:table-cell table:style-name="ce4" office:value-type="string" calcext:value-type="string">
            <text:p>10.7519295</text:p>
          </table:table-cell>
          <table:table-cell table:style-name="ce4" office:value-type="string" calcext:value-type="string">
            <text:p>106.6530108</text:p>
          </table:table-cell>
          <table:table-cell table:style-name="ce8"/>
          <table:table-cell table:style-name="ce10" office:value-type="string" calcext:value-type="string">
            <text:p>kế 71 Trang Tử, Phường 14, Quận 5, Thành phố Hồ Chí Minh, Vietnam</text:p>
          </table:table-cell>
          <table:table-cell table:number-columns-repeated="4"/>
          <table:table-cell table:style-name="ce1" office:value-type="float" office:value="26" calcext:value-type="float">
            <text:p>26</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7" calcext:value-type="float">
            <text:p>27</text:p>
          </table:table-cell>
          <table:table-cell table:style-name="ce4" office:value-type="string" calcext:value-type="string">
            <text:p>10.75196224</text:p>
          </table:table-cell>
          <table:table-cell table:style-name="ce4" office:value-type="string" calcext:value-type="string">
            <text:p>106.6752064</text:p>
          </table:table-cell>
          <table:table-cell table:style-name="ce8"/>
          <table:table-cell table:style-name="ce10" office:value-type="string" calcext:value-type="string">
            <text:p>45 Bùi Hữu Nghĩa, Phường 5, Quận 5, Thành phố Hồ Chí Minh, Vietnam</text:p>
          </table:table-cell>
          <table:table-cell table:number-columns-repeated="4"/>
          <table:table-cell table:style-name="ce1" office:value-type="float" office:value="27" calcext:value-type="float">
            <text:p>27</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8" calcext:value-type="float">
            <text:p>28</text:p>
          </table:table-cell>
          <table:table-cell table:style-name="ce4" office:value-type="string" calcext:value-type="string">
            <text:p>10.75252945</text:p>
          </table:table-cell>
          <table:table-cell table:style-name="ce4" office:value-type="string" calcext:value-type="string">
            <text:p>106.6763306</text:p>
          </table:table-cell>
          <table:table-cell table:style-name="ce8"/>
          <table:table-cell table:style-name="ce10" office:value-type="string" calcext:value-type="string">
            <text:p>33 Chiêu Anh Các, Phường 5, Quận 5, Thành phố Hồ Chí Minh, Vietnam</text:p>
          </table:table-cell>
          <table:table-cell table:number-columns-repeated="4"/>
          <table:table-cell table:style-name="ce1" office:value-type="float" office:value="28" calcext:value-type="float">
            <text:p>28</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29" calcext:value-type="float">
            <text:p>29</text:p>
          </table:table-cell>
          <table:table-cell table:style-name="ce4" office:value-type="string" calcext:value-type="string">
            <text:p>10.75573324</text:p>
          </table:table-cell>
          <table:table-cell table:style-name="ce4" office:value-type="string" calcext:value-type="string">
            <text:p>106.6510783</text:p>
          </table:table-cell>
          <table:table-cell table:style-name="ce8"/>
          <table:table-cell table:style-name="ce10" office:value-type="string" calcext:value-type="string">
            <text:p>201 Nguyễn Thị Nhỏ, Phường 15, Quận 5, Thành phố Hồ Chí Minh, Vietnam</text:p>
          </table:table-cell>
          <table:table-cell table:number-columns-repeated="4"/>
          <table:table-cell table:style-name="ce1" office:value-type="float" office:value="29" calcext:value-type="float">
            <text:p>29</text:p>
          </table:table-cell>
          <table:table-cell table:style-name="ce10"/>
          <table:table-cell table:number-columns-repeated="20"/>
          <table:table-cell table:style-name="ce1"/>
          <table:table-cell table:number-columns-repeated="992"/>
        </table:table-row>
        <table:table-row table:style-name="ro1">
          <table:table-cell table:style-name="ce1" office:value-type="float" office:value="30" calcext:value-type="float">
            <text:p>30</text:p>
          </table:table-cell>
          <table:table-cell table:style-name="ce4" office:value-type="string" calcext:value-type="string">
            <text:p>10.8448931623081</text:p>
          </table:table-cell>
          <table:table-cell table:style-name="ce4" office:value-type="string" calcext:value-type="string">
            <text:p>106.6726923</text:p>
          </table:table-cell>
          <table:table-cell table:style-name="ce8"/>
          <table:table-cell table:style-name="ce10" office:value-type="string" calcext:value-type="string">
            <text:p>184A To 1 Lê Đức Thọ, Phường 15, Gò Vấp, Thành phố Hồ Chí Minh, Vietnam</text:p>
          </table:table-cell>
          <table:table-cell table:number-columns-repeated="4"/>
          <table:table-cell table:style-name="ce1" office:value-type="float" office:value="30" calcext:value-type="float">
            <text:p>30</text:p>
          </table:table-cell>
          <table:table-cell table:style-name="ce10"/>
          <table:table-cell table:number-columns-repeated="20"/>
          <table:table-cell table:style-name="ce1"/>
          <table:table-cell table:number-columns-repeated="992"/>
        </table:table-row>
        <table:table-row table:style-name="ro1">
          <table:table-cell table:style-name="ce2" table:number-columns-repeated="2"/>
          <table:table-cell table:number-columns-repeated="29"/>
          <table:table-cell table:style-name="ce1"/>
          <table:table-cell table:number-columns-repeated="992"/>
        </table:table-row>
        <table:table-row table:style-name="ro1">
          <table:table-cell table:style-name="ce2" table:number-columns-repeated="2"/>
          <table:table-cell table:number-columns-repeated="1022"/>
        </table:table-row>
        <table:table-row table:style-name="ro1">
          <table:table-cell table:style-name="ce2" table:number-columns-repeated="2"/>
          <table:table-cell table:style-name="ce5" office:value-type="string" calcext:value-type="string">
            <text:p>Note:</text:p>
          </table:table-cell>
          <table:table-cell table:style-name="ce9" table:number-columns-repeated="5"/>
          <table:table-cell table:number-columns-repeated="1016"/>
        </table:table-row>
        <table:table-row table:style-name="ro1">
          <table:table-cell table:style-name="ce2" table:number-columns-repeated="2"/>
          <table:table-cell table:style-name="ce6" office:value-type="string" calcext:value-type="string" table:number-columns-spanned="6" table:number-rows-spanned="10">
            <text:p>Due to Google limit in the number of quota request per day, the collecting data proccess is carried out within many days. It means that all the data can not be generated by request (function) at one time. The result showing in above is just a part of the whole data. The whole set of data had been collected and inputed into excel as number. See attached Excel file for full set of data.</text:p>
          </table:table-cell>
          <table:covered-table-cell table:number-columns-repeated="5"/>
          <table:table-cell table:number-columns-repeated="1016"/>
        </table:table-row>
        <table:table-row table:style-name="ro1">
          <table:table-cell table:style-name="ce2" table:number-columns-repeated="2"/>
          <table:covered-table-cell table:number-columns-repeated="6"/>
          <table:table-cell table:number-columns-repeated="3"/>
          <table:table-cell table:style-name="ce11"/>
          <table:table-cell table:number-columns-repeated="1012"/>
        </table:table-row>
        <table:table-row table:style-name="ro1">
          <table:table-cell table:style-name="ce2" table:number-columns-repeated="2"/>
          <table:covered-table-cell table:number-columns-repeated="6"/>
          <table:table-cell table:number-columns-repeated="1016"/>
        </table:table-row>
        <table:table-row table:style-name="ro1">
          <table:table-cell table:style-name="ce2" table:number-columns-repeated="2"/>
          <table:covered-table-cell table:number-columns-repeated="6"/>
          <table:table-cell table:number-columns-repeated="1016"/>
        </table:table-row>
        <table:table-row table:style-name="ro1">
          <table:table-cell table:style-name="ce2" table:number-columns-repeated="2"/>
          <table:covered-table-cell table:number-columns-repeated="6"/>
          <table:table-cell table:number-columns-repeated="1016"/>
        </table:table-row>
        <table:table-row table:style-name="ro1">
          <table:table-cell table:style-name="ce2" table:number-columns-repeated="2"/>
          <table:covered-table-cell table:number-columns-repeated="6"/>
          <table:table-cell table:number-columns-repeated="1016"/>
        </table:table-row>
        <table:table-row table:style-name="ro1">
          <table:table-cell table:style-name="ce2" table:number-columns-repeated="2"/>
          <table:covered-table-cell table:number-columns-repeated="6"/>
          <table:table-cell table:number-columns-repeated="1016"/>
        </table:table-row>
        <table:table-row table:style-name="ro1">
          <table:table-cell table:style-name="ce2" table:number-columns-repeated="2"/>
          <table:covered-table-cell table:number-columns-repeated="6"/>
          <table:table-cell table:number-columns-repeated="1016"/>
        </table:table-row>
        <table:table-row table:style-name="ro1">
          <table:table-cell table:style-name="ce2" table:number-columns-repeated="2"/>
          <table:covered-table-cell table:number-columns-repeated="6"/>
          <table:table-cell table:number-columns-repeated="1016"/>
        </table:table-row>
        <table:table-row table:style-name="ro1">
          <table:table-cell table:style-name="ce2" table:number-columns-repeated="2"/>
          <table:covered-table-cell table:number-columns-repeated="6"/>
          <table:table-cell table:number-columns-repeated="1016"/>
        </table:table-row>
        <table:table-row table:style-name="ro1" table:number-rows-repeated="4">
          <table:table-cell table:style-name="ce2" table:number-columns-repeated="2"/>
          <table:table-cell table:number-columns-repeated="1022"/>
        </table:table-row>
        <table:table-row table:style-name="ro2" table:number-rows-repeated="104852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rang_20_tính1" style:display-name="PageStyle_Trang tính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5" meta:object-count="0"/>
    <meta:generator>LibreOfficeDev/6.0.5.2$Linux_X86_64 LibreOffice_project/</meta:generator>
  </office:meta>
</office:document-meta>
</file>